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MRJAR+Arial-BoldMT" svg:font-family="BMRJAR+Arial-BoldMT"/>
    <style:font-face style:name="OpenSymbol" svg:font-family="OpenSymbol"/>
    <style:font-face style:name="UJLOZK+ArialMT" svg:font-family="UJLOZK+ArialMT"/>
    <style:font-face style:name="EYPDUR+Arial-ItalicMT" svg:font-family="EYPDUR+Arial-ItalicMT" style:font-family-generic="script"/>
    <style:font-face style:name="HMZXYH+Georgia-Italic" svg:font-family="HMZXYH+Georgia-Italic" style:font-family-generic="script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4*"/>
    </style:style>
    <style:style style:name="Table2.D" style:family="table-column">
      <style:table-column-properties style:column-width="1.6729in" style:rel-column-width="16383*"/>
    </style:style>
    <style:style style:name="Table2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808080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2708in"/>
    </style:style>
    <style:style style:name="Table3.B" style:family="table-column">
      <style:table-column-properties style:column-width="5.4271in"/>
    </style:style>
    <style:style style:name="Table3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808080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JLOZK+ArialMT" fo:font-size="9pt" fo:font-weight="bold" officeooo:paragraph-rsid="00177f6f" style:font-name-asian="UJLOZK+ArialMT" style:font-size-asian="9pt" style:font-weight-asian="bold" style:font-name-complex="UJLOZK+ArialMT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MRJAR+Arial-BoldMT" fo:font-size="24pt" fo:font-weight="bold" officeooo:paragraph-rsid="00177f6f" style:font-name-asian="BMRJAR+Arial-BoldMT" style:font-size-asian="24pt" style:font-weight-asian="bold" style:font-name-complex="BMRJAR+Arial-BoldMT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MRJAR+Arial-BoldMT" fo:font-size="12pt" fo:font-weight="bold" officeooo:paragraph-rsid="00177f6f" style:font-name-asian="BMRJAR+Arial-BoldMT" style:font-size-asian="10.5pt" style:font-weight-asian="bold" style:font-name-complex="BMRJAR+Arial-BoldMT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666666" style:font-name="HMZXYH+Georgia-Italic" fo:font-size="16pt" fo:font-weight="bold" officeooo:paragraph-rsid="00177f6f" style:font-name-asian="HMZXYH+Georgia-Italic" style:font-size-asian="16pt" style:font-weight-asian="bold" style:font-name-complex="HMZXYH+Georgia-Italic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BMRJAR+Arial-BoldMT" fo:font-size="12pt" fo:font-weight="normal" officeooo:paragraph-rsid="002408d2" style:font-name-asian="BMRJAR+Arial-BoldMT" style:font-size-asian="10.5pt" style:font-weight-asian="normal" style:font-name-complex="BMRJAR+Arial-BoldMT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BMRJAR+Arial-BoldMT" fo:font-size="11pt" officeooo:paragraph-rsid="001ac001" style:font-name-asian="BMRJAR+Arial-BoldMT" style:font-size-asian="11pt" style:font-name-complex="BMRJAR+Arial-BoldM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officeooo:rsid="00177f6f" officeooo:paragraph-rsid="00177f6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3pt" fo:font-weight="bold" officeooo:rsid="00177f6f" officeooo:paragraph-rsid="00177f6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3pt" fo:font-weight="bold" officeooo:rsid="00177f6f" officeooo:paragraph-rsid="00177f6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BMRJAR+Arial-BoldMT" fo:font-size="15pt" fo:font-weight="bold" officeooo:rsid="00177f6f" officeooo:paragraph-rsid="00177f6f" style:font-name-asian="BMRJAR+Arial-BoldMT" style:font-size-asian="13.1000003814697pt" style:font-weight-asian="bold" style:font-name-complex="BMRJAR+Arial-BoldMT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666666" style:font-name="HMZXYH+Georgia-Italic" fo:font-size="16pt" fo:font-weight="bold" officeooo:rsid="0018d4ed" officeooo:paragraph-rsid="00177f6f" style:font-name-asian="HMZXYH+Georgia-Italic" style:font-size-asian="16pt" style:font-weight-asian="bold" style:font-name-complex="HMZXYH+Georgia-Italic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18d4ed" officeooo:paragraph-rsid="00177f6f" style:font-name-asian="BMRJAR+Arial-BoldMT" style:font-size-asian="12pt" style:font-weight-asian="bold" style:font-name-complex="BMRJAR+Arial-BoldMT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18d4ed" officeooo:paragraph-rsid="001c862a" style:font-name-asian="BMRJAR+Arial-BoldMT" style:font-size-asian="12pt" style:font-weight-asian="bold" style:font-name-complex="BMRJAR+Arial-BoldMT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1c862a" officeooo:paragraph-rsid="001c862a" style:font-name-asian="BMRJAR+Arial-BoldMT" style:font-size-asian="12pt" style:font-weight-asian="bold" style:font-name-complex="BMRJAR+Arial-BoldMT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18d4ed" officeooo:paragraph-rsid="001c862a" style:font-name-asian="BMRJAR+Arial-BoldMT" style:font-size-asian="10.5pt" style:font-weight-asian="bold" style:font-name-complex="BMRJAR+Arial-BoldMT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18d4ed" officeooo:paragraph-rsid="0026bf37" style:font-name-asian="BMRJAR+Arial-BoldMT" style:font-size-asian="10.5pt" style:font-weight-asian="bold" style:font-name-complex="BMRJAR+Arial-BoldMT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2408d2" officeooo:paragraph-rsid="002408d2" style:font-name-asian="BMRJAR+Arial-BoldMT" style:font-size-asian="10.5pt" style:font-weight-asian="bold" style:font-name-complex="BMRJAR+Arial-BoldMT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666666" style:font-name="BMRJAR+Arial-BoldMT" fo:font-size="18pt" fo:font-weight="bold" officeooo:rsid="0018d4ed" officeooo:paragraph-rsid="001c862a" style:font-name-asian="BMRJAR+Arial-BoldMT" style:font-size-asian="18pt" style:font-weight-asian="bold" style:font-name-complex="BMRJAR+Arial-BoldMT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666666" style:font-name="BMRJAR+Arial-BoldMT" fo:font-size="18pt" fo:font-weight="bold" officeooo:rsid="0018d4ed" officeooo:paragraph-rsid="0026bf37" style:font-name-asian="BMRJAR+Arial-BoldMT" style:font-size-asian="18pt" style:font-weight-asian="bold" style:font-name-complex="BMRJAR+Arial-BoldMT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666666" style:font-name="BMRJAR+Arial-BoldMT" fo:font-size="10pt" fo:font-weight="bold" officeooo:rsid="0018d4ed" officeooo:paragraph-rsid="001c862a" style:font-name-asian="BMRJAR+Arial-BoldMT" style:font-size-asian="8.75pt" style:font-weight-asian="bold" style:font-name-complex="BMRJAR+Arial-BoldMT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style:font-name="BMRJAR+Arial-BoldMT" fo:font-size="12pt" fo:font-weight="normal" officeooo:rsid="0022d926" officeooo:paragraph-rsid="002408d2" style:font-name-asian="BMRJAR+Arial-BoldMT" style:font-size-asian="10.5pt" style:font-weight-asian="normal" style:font-name-complex="BMRJAR+Arial-BoldMT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BMRJAR+Arial-BoldMT" fo:font-size="12pt" fo:font-weight="normal" officeooo:rsid="0018d4ed" officeooo:paragraph-rsid="0026bf37" style:font-name-asian="BMRJAR+Arial-BoldMT" style:font-size-asian="10.5pt" style:font-weight-asian="normal" style:font-name-complex="BMRJAR+Arial-BoldMT" style:font-size-complex="12pt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fo:color="#000000" style:font-name="BMRJAR+Arial-BoldMT" fo:font-size="12pt" fo:font-weight="normal" officeooo:rsid="0018d4ed" officeooo:paragraph-rsid="0026bf37" style:font-name-asian="BMRJAR+Arial-BoldMT" style:font-size-asian="10.5pt" style:font-weight-asian="normal" style:font-name-complex="BMRJAR+Arial-BoldMT" style:font-size-complex="12pt" style:font-weight-complex="normal"/>
    </style:style>
    <style:style style:name="P24" style:family="paragraph" style:parent-style-name="Standard" style:list-style-name="L12">
      <style:paragraph-properties fo:text-align="start" style:justify-single-word="false"/>
      <style:text-properties fo:color="#000000" style:font-name="BMRJAR+Arial-BoldMT" fo:font-size="12pt" fo:font-weight="normal" officeooo:rsid="0018d4ed" officeooo:paragraph-rsid="0027745e" style:font-name-asian="BMRJAR+Arial-BoldMT" style:font-size-asian="10.5pt" style:font-weight-asian="normal" style:font-name-complex="BMRJAR+Arial-BoldMT" style:font-size-complex="12pt" style:font-weight-complex="normal"/>
    </style:style>
    <style:style style:name="P25" style:family="paragraph" style:parent-style-name="Standard" style:list-style-name="L18">
      <style:paragraph-properties fo:text-align="start" style:justify-single-word="false"/>
      <style:text-properties fo:color="#000000" style:font-name="BMRJAR+Arial-BoldMT" fo:font-size="12pt" fo:font-weight="normal" officeooo:rsid="0018d4ed" officeooo:paragraph-rsid="0027745e" style:font-name-asian="BMRJAR+Arial-BoldMT" style:font-size-asian="10.5pt" style:font-weight-asian="normal" style:font-name-complex="BMRJAR+Arial-BoldMT" style:font-size-complex="12pt" style:font-weight-complex="normal"/>
    </style:style>
    <style:style style:name="P26" style:family="paragraph" style:parent-style-name="Standard" style:list-style-name="L21">
      <style:paragraph-properties fo:text-align="start" style:justify-single-word="false"/>
      <style:text-properties fo:color="#000000" style:font-name="BMRJAR+Arial-BoldMT" fo:font-size="12pt" fo:font-weight="normal" officeooo:rsid="0018d4ed" officeooo:paragraph-rsid="0027745e" style:font-name-asian="BMRJAR+Arial-BoldMT" style:font-size-asian="10.5pt" style:font-weight-asian="normal" style:font-name-complex="BMRJAR+Arial-BoldMT" style:font-size-complex="12pt" style:font-weight-complex="normal"/>
    </style:style>
    <style:style style:name="P27" style:family="paragraph" style:parent-style-name="Standard" style:list-style-name="L24">
      <style:paragraph-properties fo:text-align="start" style:justify-single-word="false"/>
      <style:text-properties fo:color="#000000" style:font-name="BMRJAR+Arial-BoldMT" fo:font-size="12pt" fo:font-weight="normal" officeooo:rsid="0018d4ed" officeooo:paragraph-rsid="0027745e" style:font-name-asian="BMRJAR+Arial-BoldMT" style:font-size-asian="10.5pt" style:font-weight-asian="normal" style:font-name-complex="BMRJAR+Arial-BoldMT" style:font-size-complex="12pt" style:font-weight-complex="normal"/>
    </style:style>
    <style:style style:name="P28" style:family="paragraph" style:parent-style-name="Standard" style:list-style-name="L25">
      <style:paragraph-properties fo:text-align="start" style:justify-single-word="false"/>
      <style:text-properties fo:color="#000000" style:font-name="BMRJAR+Arial-BoldMT" fo:font-size="12pt" fo:font-weight="normal" officeooo:rsid="0018d4ed" officeooo:paragraph-rsid="0027c863" style:font-name-asian="BMRJAR+Arial-BoldMT" style:font-size-asian="10.5pt" style:font-weight-asian="normal" style:font-name-complex="BMRJAR+Arial-BoldMT" style:font-size-complex="12pt" style:font-weight-complex="normal"/>
    </style:style>
    <style:style style:name="P29" style:family="paragraph" style:parent-style-name="Standard" style:list-style-name="L26">
      <style:paragraph-properties fo:text-align="start" style:justify-single-word="false"/>
      <style:text-properties fo:color="#000000" style:font-name="BMRJAR+Arial-BoldMT" fo:font-size="12pt" fo:font-weight="normal" officeooo:rsid="0018d4ed" officeooo:paragraph-rsid="0027c863" style:font-name-asian="BMRJAR+Arial-BoldMT" style:font-size-asian="10.5pt" style:font-weight-asian="normal" style:font-name-complex="BMRJAR+Arial-Bold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000000" style:font-name="BMRJAR+Arial-BoldMT" fo:font-size="12pt" fo:font-weight="bold" officeooo:rsid="0018d4ed" officeooo:paragraph-rsid="0026bf37" style:font-name-asian="BMRJAR+Arial-BoldMT" style:font-size-asian="10.5pt" style:font-weight-asian="bold" style:font-name-complex="BMRJAR+Arial-BoldMT" style:font-size-complex="12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00" style:font-name="BMRJAR+Arial-BoldMT" fo:font-size="12pt" fo:font-weight="bold" officeooo:rsid="0018d4ed" officeooo:paragraph-rsid="0027745e" style:font-name-asian="BMRJAR+Arial-BoldMT" style:font-size-asian="10.5pt" style:font-weight-asian="bold" style:font-name-complex="BMRJAR+Arial-BoldMT" style:font-size-complex="12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style:font-name="BMRJAR+Arial-BoldMT" fo:font-size="12pt" fo:font-weight="bold" officeooo:rsid="0018d4ed" officeooo:paragraph-rsid="0027c863" style:font-name-asian="BMRJAR+Arial-BoldMT" style:font-size-asian="10.5pt" style:font-weight-asian="bold" style:font-name-complex="BMRJAR+Arial-BoldMT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JLOZK+ArialMT" fo:font-size="11pt" style:font-name-asian="UJLOZK+ArialMT" style:font-size-asian="11pt" style:font-name-complex="UJLOZK+ArialMT" style:font-size-complex="11pt"/>
    </style:style>
    <style:style style:name="P34" style:family="paragraph" style:parent-style-name="Standard">
      <style:paragraph-properties fo:text-align="start" style:justify-single-word="false"/>
      <style:text-properties style:font-name="UJLOZK+ArialMT" fo:font-size="11pt" officeooo:paragraph-rsid="0026bf37" style:font-name-asian="UJLOZK+ArialMT" style:font-size-asian="11pt" style:font-name-complex="UJLOZK+ArialMT" style:font-size-complex="11pt"/>
    </style:style>
    <style:style style:name="P35" style:family="paragraph" style:parent-style-name="Standard" style:list-style-name="">
      <style:paragraph-properties style:text-autospace="none"/>
      <style:text-properties style:font-name="UJLOZK+ArialMT" fo:font-size="11pt" style:font-name-asian="UJLOZK+ArialMT" style:font-size-asian="11pt" style:font-name-complex="UJLOZK+ArialMT" style:font-size-complex="11pt"/>
    </style:style>
    <style:style style:name="P36" style:family="paragraph" style:parent-style-name="Standard" style:list-style-name="L10">
      <style:paragraph-properties fo:text-align="start" style:justify-single-word="false"/>
      <style:text-properties officeooo:paragraph-rsid="0026bf37"/>
    </style:style>
    <style:style style:name="P37" style:family="paragraph" style:parent-style-name="Standard" style:list-style-name="L21">
      <style:paragraph-properties fo:text-align="start" style:justify-single-word="false"/>
      <style:text-properties officeooo:paragraph-rsid="0027745e"/>
    </style:style>
    <style:style style:name="P38" style:family="paragraph" style:parent-style-name="Table_20_Contents">
      <style:paragraph-properties fo:text-align="center" style:justify-single-word="false"/>
      <style:text-properties fo:color="#ffffff" style:font-name="BMRJAR+Arial-BoldMT" fo:font-size="11pt" fo:font-weight="bold" officeooo:rsid="001ac001" officeooo:paragraph-rsid="001ac001" style:font-name-asian="BMRJAR+Arial-BoldMT" style:font-size-asian="11pt" style:font-weight-asian="bold" style:font-name-complex="BMRJAR+Arial-BoldMT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ffff" style:font-name="BMRJAR+Arial-BoldMT" fo:font-size="11pt" fo:font-weight="bold" officeooo:rsid="001c862a" officeooo:paragraph-rsid="001c862a" style:font-name-asian="BMRJAR+Arial-BoldMT" style:font-size-asian="11pt" style:font-weight-asian="bold" style:font-name-complex="BMRJAR+Arial-BoldMT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ffffff" style:font-name="BMRJAR+Arial-BoldMT" fo:font-size="11pt" fo:font-weight="bold" officeooo:rsid="00206bf7" officeooo:paragraph-rsid="00206bf7" style:font-name-asian="BMRJAR+Arial-BoldMT" style:font-size-asian="11pt" style:font-weight-asian="bold" style:font-name-complex="BMRJAR+Arial-BoldMT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BMRJAR+Arial-BoldMT" fo:font-size="11pt" officeooo:rsid="001ac001" officeooo:paragraph-rsid="001ac001" style:font-name-asian="BMRJAR+Arial-BoldMT" style:font-size-asian="11pt" style:font-name-complex="BMRJAR+Arial-BoldM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BMRJAR+Arial-BoldMT" fo:font-size="11pt" officeooo:rsid="001c862a" officeooo:paragraph-rsid="001c862a" style:font-name-asian="BMRJAR+Arial-BoldMT" style:font-size-asian="11pt" style:font-name-complex="BMRJAR+Arial-BoldM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BMRJAR+Arial-BoldMT" fo:font-size="11pt" officeooo:rsid="001c862a" officeooo:paragraph-rsid="0029a0b0" style:font-name-asian="BMRJAR+Arial-BoldMT" style:font-size-asian="11pt" style:font-name-complex="BMRJAR+Arial-BoldM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BMRJAR+Arial-BoldMT" fo:font-size="11pt" officeooo:rsid="0022d926" officeooo:paragraph-rsid="0022d926" style:font-name-asian="BMRJAR+Arial-BoldMT" style:font-size-asian="11pt" style:font-name-complex="BMRJAR+Arial-BoldM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BMRJAR+Arial-BoldMT" fo:font-size="11pt" officeooo:rsid="0022d926" officeooo:paragraph-rsid="0026500b" style:font-name-asian="BMRJAR+Arial-BoldMT" style:font-size-asian="11pt" style:font-name-complex="BMRJAR+Arial-BoldM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BMRJAR+Arial-BoldMT" fo:font-size="11pt" officeooo:rsid="0022d926" officeooo:paragraph-rsid="0026bf37" style:font-name-asian="BMRJAR+Arial-BoldMT" style:font-size-asian="11pt" style:font-name-complex="BMRJAR+Arial-BoldMT" style:font-size-complex="11pt"/>
    </style:style>
    <style:style style:name="T1" style:family="text">
      <style:text-properties officeooo:rsid="00177f6f"/>
    </style:style>
    <style:style style:name="T2" style:family="text">
      <style:text-properties style:font-name="EYPDUR+Arial-ItalicMT" officeooo:rsid="00177f6f" style:font-name-asian="EYPDUR+Arial-ItalicMT" style:font-name-complex="EYPDUR+Arial-ItalicMT"/>
    </style:style>
    <style:style style:name="T3" style:family="text">
      <style:text-properties fo:font-weight="normal" officeooo:rsid="00177f6f" style:font-weight-asian="normal" style:font-weight-complex="normal"/>
    </style:style>
    <style:style style:name="T4" style:family="text">
      <style:text-properties officeooo:rsid="0018d4ed"/>
    </style:style>
    <style:style style:name="T5" style:family="text">
      <style:text-properties fo:font-weight="bold" officeooo:rsid="0022d926" style:font-weight-asian="bold" style:font-weight-complex="bold"/>
    </style:style>
    <style:style style:name="T6" style:family="text">
      <style:text-properties officeooo:rsid="001ac001"/>
    </style:style>
    <style:style style:name="T7" style:family="text">
      <style:text-properties officeooo:rsid="001ece24"/>
    </style:style>
    <style:style style:name="T8" style:family="text">
      <style:text-properties officeooo:rsid="00225f81"/>
    </style:style>
    <style:style style:name="T9" style:family="text">
      <style:text-properties officeooo:rsid="0022d926"/>
    </style:style>
    <style:style style:name="T10" style:family="text">
      <style:text-properties officeooo:rsid="002408d2"/>
    </style:style>
    <style:style style:name="T11" style:family="text">
      <style:text-properties officeooo:rsid="00244959"/>
    </style:style>
    <style:style style:name="T12" style:family="text">
      <style:text-properties officeooo:rsid="0025aaef"/>
    </style:style>
    <style:style style:name="T13" style:family="text">
      <style:text-properties officeooo:rsid="0026500b"/>
    </style:style>
    <style:style style:name="T14" style:family="text">
      <style:text-properties officeooo:rsid="0026bf37"/>
    </style:style>
    <style:style style:name="T15" style:family="text">
      <style:text-properties fo:color="#000000" style:font-name="BMRJAR+Arial-BoldMT" fo:font-size="12pt" fo:font-weight="normal" officeooo:rsid="0026bf37" style:font-name-asian="BMRJAR+Arial-BoldMT" style:font-size-asian="10.5pt" style:font-weight-asian="normal" style:font-name-complex="BMRJAR+Arial-BoldMT" style:font-size-complex="12pt" style:font-weight-complex="normal"/>
    </style:style>
    <style:style style:name="T16" style:family="text">
      <style:text-properties officeooo:rsid="0027745e"/>
    </style:style>
    <style:style style:name="T17" style:family="text">
      <style:text-properties officeooo:rsid="0027c863"/>
    </style:style>
    <style:style style:name="T18" style:family="text">
      <style:text-properties officeooo:rsid="00281a2b"/>
    </style:style>
    <style:style style:name="T19" style:family="text">
      <style:text-properties officeooo:rsid="0029a0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AKULTET ELEKTROTEHNIKE I RAČUNARSTVA</text:p>
      <text:p text:style-name="P8">SVEUČILIŠTE U ZAGREBU</text:p>
      <text:p text:style-name="P9"/>
      <text:p text:style-name="P1"><text:span text:style-name="T3">VJEŠTINA:</text:span><text:span text:style-name="T1"> </text:span><text:span text:style-name="T2">Platforma Java i potporne tehnologije otvorenog koda u poslovnom okruženju</text:span></text:p>
      <text:p text:style-name="P10"/>
      <text:p text:style-name="P2"><text:span text:style-name="T1">Specifikacija korisničkih </text:span>zahtjeva</text:p>
      <text:p text:style-name="P3"/>
      <text:p text:style-name="P4">Projekt: <text:span text:style-name="T4">videoRent</text:span><text:span text:style-name="T8">er</text:span></text:p>
      <text:p text:style-name="P11"/>
      <text:p text:style-name="P12">Odgovorne osobe</text:p>
      <text:p text:style-name="P1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8">Ime i prezime</text:p>
          </table:table-cell>
          <table:table-cell table:style-name="Table1.A1" office:value-type="string">
            <text:p text:style-name="P38">Uloga</text:p>
          </table:table-cell>
          <table:table-cell table:style-name="Table1.C1" office:value-type="string">
            <text:p text:style-name="P38">Kontakt</text:p>
          </table:table-cell>
        </table:table-row>
        <table:table-row>
          <table:table-cell table:style-name="Table1.B2" office:value-type="string">
            <text:p text:style-name="P41">Ivo Majić</text:p>
          </table:table-cell>
          <table:table-cell table:style-name="Table1.B2" office:value-type="string">
            <text:p text:style-name="P41">Autor</text:p>
          </table:table-cell>
          <table:table-cell table:style-name="Table1.C2" office:value-type="string">
            <text:p text:style-name="P6"><text:span text:style-name="T7">i</text:span><text:span text:style-name="T6">vo.majic2@fer.hr</text:span></text:p>
          </table:table-cell>
        </table:table-row>
      </table:table>
      <text:p text:style-name="P12"/>
      <text:p text:style-name="P14">Povijest dokumenta</text:p>
      <text:p text:style-name="P13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9">Verzija</text:p>
          </table:table-cell>
          <table:table-cell table:style-name="Table2.A1" office:value-type="string">
            <text:p text:style-name="P39">Datum</text:p>
          </table:table-cell>
          <table:table-cell table:style-name="Table2.A1" office:value-type="string">
            <text:p text:style-name="P39">Status</text:p>
          </table:table-cell>
          <table:table-cell table:style-name="Table2.D1" office:value-type="string">
            <text:p text:style-name="P39">Odgovorna osoba</text:p>
          </table:table-cell>
        </table:table-row>
        <table:table-row>
          <table:table-cell table:style-name="Table2.A2" office:value-type="string">
            <text:p text:style-name="P42">0.1</text:p>
          </table:table-cell>
          <table:table-cell table:style-name="Table2.B2" office:value-type="string">
            <text:p text:style-name="P42">18.10.2012.</text:p>
          </table:table-cell>
          <table:table-cell table:style-name="Table2.C2" office:value-type="string">
            <text:p text:style-name="P42">Inicijalna verzija</text:p>
          </table:table-cell>
          <table:table-cell table:style-name="Table2.D2" office:value-type="string">
            <text:p text:style-name="P42">Ivo Majić</text:p>
          </table:table-cell>
        </table:table-row>
        <table:table-row>
          <table:table-cell table:style-name="Table2.A3" office:value-type="string">
            <text:p text:style-name="P42">0.<text:span text:style-name="T19">2</text:span></text:p>
          </table:table-cell>
          <table:table-cell table:style-name="Table2.B3" office:value-type="string">
            <text:p text:style-name="P42"><text:span text:style-name="T19">2</text:span>8.10.2012.</text:p>
          </table:table-cell>
          <table:table-cell table:style-name="Table2.C3" office:value-type="string">
            <text:p text:style-name="P43"><text:span text:style-name="T19">Korisnički zahtjevi i scenariji korištenja</text:span></text:p>
          </table:table-cell>
          <table:table-cell table:style-name="Table2.D3" office:value-type="string">
            <text:p text:style-name="P42">Ivo Majić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8">Opis sustava</text:p>
      <text:p text:style-name="P20"/>
      <text:p text:style-name="P5"><text:span text:style-name="T9">Namjena sustava </text:span><text:span text:style-name="T5">videoRenter</text:span><text:span text:style-name="T9"> je da služi kao sustav za upravljanje videotekom </text:span><text:span text:style-name="T10">(izveden u obliku web aplikacije)</text:span><text:span text:style-name="T9">. Sustav ima dva tipa korisnika: zaposlenici i članovi. </text:span></text:p>
      <text:p text:style-name="P21"/>
      <text:p text:style-name="P5"><text:span text:style-name="T10">Na administ</text:span><text:span text:style-name="T11">r</text:span><text:span text:style-name="T10">atorskim stranicama </text:span><text:span text:style-name="T11">z</text:span><text:span text:style-name="T9">aposlenicima je omogućeno dodavanje novih članova u bazu. Također omogućeno je da za svakog člana dodaju neograničen broj video posudbi. Sustav sadrži podršku za održavanje baze filmskih naslova trenutno dostupnih u videoteci. </text:span></text:p>
      <text:p text:style-name="P21"/>
      <text:p text:style-name="P5"><text:span text:style-name="T10">Na članskim stranicama </text:span><text:span text:style-name="T11">svakom </text:span><text:span text:style-name="T10">član</text:span><text:span text:style-name="T11">u</text:span><text:span text:style-name="T10"> je omogućen pregled </text:span><text:span text:style-name="T12">vlastite </text:span><text:span text:style-name="T11">povijesti </text:span><text:span text:style-name="T16">posudbi</text:span><text:span text:style-name="T10">, kao </text:span><text:span text:style-name="T12">i</text:span><text:span text:style-name="T10"> pisanje kritika na pojedini filmski naslov </text:span><text:span text:style-name="T11">koji je odgledan</text:span><text:span text:style-name="T10">.</text:span></text:p>
      <text:p text:style-name="P15"/>
      <text:p text:style-name="P18">Korisnički zahtjevi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Šifra</text:p>
          </table:table-cell>
          <table:table-cell table:style-name="Table3.B1" office:value-type="string">
            <text:p text:style-name="P40">Opis</text:p>
          </table:table-cell>
        </table:table-row>
        <table:table-row>
          <table:table-cell table:style-name="Table3.A4" office:value-type="string">
            <text:p text:style-name="P44">URS-<text:span text:style-name="T14">I</text:span>01</text:p>
          </table:table-cell>
          <table:table-cell table:style-name="Table3.B4" office:value-type="string">
            <text:p text:style-name="P33">Sustav je implementiran u obliku web aplikacije. Minimalno podržani</text:p>
            <text:p text:style-name="P35">pregledni<text:span text:style-name="T13">k</text:span> <text:span text:style-name="T13">je</text:span> Google Chrome.</text:p>
          </table:table-cell>
        </table:table-row>
        <table:table-row>
          <table:table-cell table:style-name="Table3.A4" office:value-type="string">
            <text:p text:style-name="P45">URS-<text:span text:style-name="T14">I</text:span>0<text:span text:style-name="T13">2</text:span></text:p>
          </table:table-cell>
          <table:table-cell table:style-name="Table3.B4" office:value-type="string">
            <text:p text:style-name="P33">Sustav implementira kontrolu pristupa upotrebom korisničkog imena i lozinke. Sučelje i dostupne funkcionalnosti su ovisne o ulozi korisnika u sustavu (<text:span text:style-name="T14">zaposlenik/član</text:span>) <text:span text:style-name="T14">te jedan admin (zaposlenik s posebnim pravima)</text:span></text:p>
          </table:table-cell>
        </table:table-row>
        <table:table-row>
          <table:table-cell table:style-name="Table3.A4" office:value-type="string">
            <text:p text:style-name="P45">URS-F0<text:span text:style-name="T14">1</text:span></text:p>
          </table:table-cell>
          <table:table-cell table:style-name="Table3.B4" office:value-type="string">
            <text:p text:style-name="P33">Sustav podržava dvije korisničke uloge: <text:span text:style-name="T14">zaposlenik i član</text:span></text:p>
          </table:table-cell>
        </table:table-row>
        <table:table-row>
          <table:table-cell table:style-name="Table3.A9" office:value-type="string">
            <text:p text:style-name="P45">URS-F0<text:span text:style-name="T14">2</text:span></text:p>
          </table:table-cell>
          <table:table-cell table:style-name="Table3.B9" office:value-type="string">
            <text:p text:style-name="P33">Mogućnost kreiranja, uređivanja i pregleda <text:span text:style-name="T14">članova</text:span> (<text:span text:style-name="T14">zaposlenici</text:span>)</text:p>
          </table:table-cell>
        </table:table-row>
        <table:table-row>
          <table:table-cell table:style-name="Table3.A9" office:value-type="string">
            <text:p text:style-name="P46">URS-F0<text:span text:style-name="T14">3</text:span></text:p>
          </table:table-cell>
          <table:table-cell table:style-name="Table3.B9" office:value-type="string">
            <text:p text:style-name="P33">Mogućnost kreiranja, uređivanja i pregleda <text:span text:style-name="T14">filmova</text:span> (<text:span text:style-name="T14">zaposlenici</text:span>)</text:p>
          </table:table-cell>
        </table:table-row>
        <table:table-row>
          <table:table-cell table:style-name="Table3.A9" office:value-type="string">
            <text:p text:style-name="P46">URS-F0<text:span text:style-name="T14">4</text:span></text:p>
          </table:table-cell>
          <table:table-cell table:style-name="Table3.B9" office:value-type="string">
            <text:p text:style-name="P33">Mogućnost kreiranja, uređivanja i pregleda <text:span text:style-name="T16">posudbi</text:span> (<text:span text:style-name="T14">zaposlenici</text:span>)</text:p>
          </table:table-cell>
        </table:table-row>
        <table:table-row>
          <table:table-cell table:style-name="Table3.A9" office:value-type="string">
            <text:p text:style-name="P46">URS-F0<text:span text:style-name="T14">5</text:span></text:p>
          </table:table-cell>
          <table:table-cell table:style-name="Table3.B9" office:value-type="string">
            <text:p text:style-name="P33">Mogućnost kreiranja, uređivanja, <text:span text:style-name="T14">pregleda</text:span> i <text:span text:style-name="T14">brisnja</text:span> <text:span text:style-name="T14">(vlastitih) kritika pojeding filma</text:span> (<text:span text:style-name="T14">članovi</text:span>)</text:p>
          </table:table-cell>
        </table:table-row>
        <table:table-row>
          <table:table-cell table:style-name="Table3.A9" office:value-type="string">
            <text:p text:style-name="P46">URS-F0<text:span text:style-name="T14">6</text:span></text:p>
          </table:table-cell>
          <table:table-cell table:style-name="Table3.B9" office:value-type="string">
            <text:p text:style-name="P33">Mogućnost uređivanja, <text:span text:style-name="T14">pregleda</text:span> i <text:span text:style-name="T14">brisnja kritika pojeding filma</text:span> (<text:span text:style-name="T14">zaposlenici</text:span>)</text:p>
          </table:table-cell>
        </table:table-row>
        <table:table-row>
          <table:table-cell table:style-name="Table3.A10" office:value-type="string">
            <text:p text:style-name="P46">URS-F0<text:span text:style-name="T14">7</text:span></text:p>
          </table:table-cell>
          <table:table-cell table:style-name="Table3.B10" office:value-type="string">
            <text:p text:style-name="P33">Mogućnost pregleda <text:span text:style-name="T16">posudbi</text:span> (<text:span text:style-name="T14">članovi</text:span>)</text:p>
          </table:table-cell>
        </table:table-row>
        <table:table-row>
          <table:table-cell table:style-name="Table3.A11" office:value-type="string">
            <text:p text:style-name="P46"><text:span text:style-name="T14">URS-F08</text:span></text:p>
          </table:table-cell>
          <table:table-cell table:style-name="Table3.B11" office:value-type="string">
            <text:p text:style-name="P34">Mogućnost kreiranja, uređivanja i pregleda <text:span text:style-name="T14">zaposlenika</text:span> (<text:span text:style-name="T14">admin</text:span>)</text:p>
          </table:table-cell>
        </table:table-row>
      </table:table>
      <text:p text:style-name="P17"/>
      <text:p text:style-name="P19"><text:span text:style-name="T14">Scenariji korištenja</text:span></text:p>
      <text:p text:style-name="P16"><text:span text:style-name="T14"/></text:p>
      <text:list xml:id="list880562905" text:style-name="L1">
        <text:list-item>
          <text:p text:style-name="P30"><text:span text:style-name="T14">Dodavanje novog člana </text:span><text:span text:style-name="T16">(zaposlenik)</text:span></text:p>
        </text:list-item>
      </text:list>
      <text:list xml:id="list1360286216" text:style-name="L10">
        <text:list-item>
          <text:p text:style-name="P36"><text:span text:style-name="T15">zaposlenik se prijavljuje u sustav</text:span></text:p>
        </text:list-item>
        <text:list-item>
          <text:p text:style-name="P23"><text:span text:style-name="T14">odabire opciju “Create new member”</text:span></text:p>
        </text:list-item>
        <text:list-item>
          <text:p text:style-name="P23"><text:span text:style-name="T14">dobiva formu u koju popunjvava osnovne podatke o članu</text:span></text:p>
        </text:list-item>
        <text:list-item>
          <text:p text:style-name="P23"><text:span text:style-name="T14">odabire opciju “</text:span><text:span text:style-name="T16">Create</text:span><text:span text:style-name="T14">” kako bi spremio unos</text:span></text:p>
          <text:p text:style-name="P23"><text:span text:style-name="T14"/></text:p>
        </text:list-item>
      </text:list>
      <text:list xml:id="list2181585262" text:continue-list="list880562905" text:style-name="L1">
        <text:list-item>
          <text:p text:style-name="P30"><text:span text:style-name="T14">Dodavanje nove </text:span><text:span text:style-name="T16">posudbe (zaposlenik)</text:span></text:p>
        </text:list-item>
      </text:list>
      <text:list xml:id="list720020632" text:style-name="L12">
        <text:list-item>
          <text:p text:style-name="P24"><text:span text:style-name="T16">zaposlenik se prijavljuje u sustav</text:span></text:p>
        </text:list-item>
        <text:list-item>
          <text:p text:style-name="P24"><text:span text:style-name="T16">odabire opciju “Create new video rent”</text:span></text:p>
        </text:list-item>
        <text:list-item>
          <text:p text:style-name="P24"><text:span text:style-name="T16">odabire iz podajućeg popisa člana koji radi posudbu </text:span></text:p>
        </text:list-item>
        <text:list-item>
          <text:p text:style-name="P24"><text:soft-page-break/><text:span text:style-name="T16">odabire iz podajućeg popisa film kojeg se posuđuje</text:span></text:p>
        </text:list-item>
        <text:list-item>
          <text:p text:style-name="P24"><text:span text:style-name="T16">u slučaju da nema više primjeraka sustav javlja grešku</text:span></text:p>
        </text:list-item>
        <text:list-item>
          <text:p text:style-name="P24"><text:span text:style-name="T16">ako primjeraka ima, dozvoljen je odabire opcije “Create”</text:span></text:p>
          <text:p text:style-name="P24"><text:span text:style-name="T16"/></text:p>
        </text:list-item>
      </text:list>
      <text:list xml:id="list1620572082" text:continue-list="list2181585262" text:style-name="L1">
        <text:list-item>
          <text:p text:style-name="P31"><text:span text:style-name="T16">Vraćanje posudbi člana (zaposlenik)</text:span></text:p>
        </text:list-item>
      </text:list>
      <text:list xml:id="list1056835661" text:style-name="L18">
        <text:list-item>
          <text:p text:style-name="P25"><text:span text:style-name="T16">zaposlenik se prijavljuje u sustav</text:span></text:p>
        </text:list-item>
        <text:list-item>
          <text:p text:style-name="P25"><text:span text:style-name="T16">iz tablice s popisom članova za odabranog člana odabire opciju “Rentals”</text:span></text:p>
        </text:list-item>
        <text:list-item>
          <text:p text:style-name="P25"><text:span text:style-name="T16">u tablici s popisom posudbi člana ima opciju “Return” za svaku posudbu </text:span></text:p>
          <text:p text:style-name="P25"><text:span text:style-name="T16"/></text:p>
        </text:list-item>
      </text:list>
      <text:list xml:id="list417093803" text:continue-list="list1620572082" text:style-name="L1">
        <text:list-item>
          <text:p text:style-name="P31"><text:span text:style-name="T16">Dodavanje novog filmskog naslova (zaposlenik)</text:span></text:p>
        </text:list-item>
      </text:list>
      <text:list xml:id="list88839878" text:style-name="L21">
        <text:list-item>
          <text:p text:style-name="P37"><text:span text:style-name="T15">zaposlenik se prijavljuje u sustav</text:span></text:p>
        </text:list-item>
        <text:list-item>
          <text:p text:style-name="P26"><text:span text:style-name="T14">odabire opciju “Create new </text:span><text:span text:style-name="T16">movie entry</text:span><text:span text:style-name="T14">”</text:span></text:p>
        </text:list-item>
        <text:list-item>
          <text:p text:style-name="P26"><text:span text:style-name="T14">dobiva formu u koju popunjvava osnovne podatke o </text:span><text:span text:style-name="T16">filmskom nalsovu</text:span></text:p>
        </text:list-item>
        <text:list-item>
          <text:p text:style-name="P26"><text:span text:style-name="T16">unosi broj dostupnih primjeraka</text:span></text:p>
        </text:list-item>
        <text:list-item>
          <text:p text:style-name="P26"><text:span text:style-name="T14">odabire opciju “</text:span><text:span text:style-name="T16">Create</text:span><text:span text:style-name="T14">” kako bi spremio unos</text:span></text:p>
          <text:p text:style-name="P26"><text:span text:style-name="T14"/></text:p>
        </text:list-item>
      </text:list>
      <text:list xml:id="list1502304733" text:continue-list="list417093803" text:style-name="L1">
        <text:list-item>
          <text:p text:style-name="P31"><text:span text:style-name="T16">Pregled aktivnih posudbi člana (član)</text:span></text:p>
        </text:list-item>
      </text:list>
      <text:list xml:id="list616131890" text:style-name="L24">
        <text:list-item>
          <text:p text:style-name="P27"><text:span text:style-name="T16">član se prijavljuje u sustav</text:span></text:p>
        </text:list-item>
        <text:list-item>
          <text:p text:style-name="P27"><text:span text:style-name="T16">odabire opcije “My current rentals”</text:span></text:p>
        </text:list-item>
        <text:list-item>
          <text:p text:style-name="P27"><text:span text:style-name="T16">dobiva popis trenutno aktivnih posudbi</text:span></text:p>
          <text:p text:style-name="P27"><text:span text:style-name="T16"/></text:p>
        </text:list-item>
      </text:list>
      <text:list xml:id="list1387094090" text:continue-list="list1502304733" text:style-name="L1">
        <text:list-item>
          <text:p text:style-name="P31"><text:span text:style-name="T16">Unos filmske kritike odgledanog filmskog naslova </text:span><text:span text:style-name="T17">(član)</text:span></text:p>
        </text:list-item>
      </text:list>
      <text:list xml:id="list210248339" text:style-name="L25">
        <text:list-item>
          <text:p text:style-name="P28"><text:span text:style-name="T16">član se prijavljuje u sustav</text:span></text:p>
        </text:list-item>
        <text:list-item>
          <text:p text:style-name="P28"><text:span text:style-name="T16">odabire opcije “My </text:span><text:span text:style-name="T17">past</text:span><text:span text:style-name="T16"> rentals”</text:span></text:p>
        </text:list-item>
        <text:list-item>
          <text:p text:style-name="P28"><text:span text:style-name="T17">svaki element popisa (posudba filmskog naslova) ima opciju </text:span></text:p>
          <text:p text:style-name="P28"><text:span text:style-name="T17">“Add review”</text:span></text:p>
        </text:list-item>
        <text:list-item>
          <text:p text:style-name="P28"><text:span text:style-name="T17">u novom formularu unosi svoju filmsku kritiku te u sprema odabirom opcije “Create”</text:span></text:p>
          <text:p text:style-name="P28"><text:span text:style-name="T17"/></text:p>
        </text:list-item>
      </text:list>
      <text:list xml:id="list1340288764" text:continue-list="list1387094090" text:style-name="L1">
        <text:list-item>
          <text:p text:style-name="P32"><text:span text:style-name="T17">Pregled filmskih kritika neodgledanih naslova (član)</text:span></text:p>
        </text:list-item>
      </text:list>
      <text:list xml:id="list1694279266" text:style-name="L26">
        <text:list-item>
          <text:p text:style-name="P29"><text:span text:style-name="T16">član se prijavljuje u sustav</text:span></text:p>
        </text:list-item>
        <text:list-item>
          <text:p text:style-name="P29"><text:span text:style-name="T16">odabire opcij</text:span><text:span text:style-name="T17">u</text:span><text:span text:style-name="T16"> “</text:span><text:span text:style-name="T18">Unseen m</text:span><text:span text:style-name="T17">ovies</text:span><text:span text:style-name="T16">”</text:span></text:p>
        </text:list-item>
        <text:list-item>
          <text:p text:style-name="P29"><text:span text:style-name="T17">svaki element popisa (posudba filmskog naslova) ima opciju </text:span></text:p>
        </text:list-item>
        <text:list-item>
          <text:p text:style-name="P29"><text:span text:style-name="T17">“Reviews”</text:span></text:p>
        </text:list-item>
      </text:list>
      <text:p text:style-name="P22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BMRJAR+Arial-BoldMT" svg:font-family="BMRJAR+Arial-BoldMT"/>
    <style:font-face style:name="OpenSymbol" svg:font-family="OpenSymbol"/>
    <style:font-face style:name="UJLOZK+ArialMT" svg:font-family="UJLOZK+ArialMT"/>
    <style:font-face style:name="EYPDUR+Arial-ItalicMT" svg:font-family="EYPDUR+Arial-ItalicMT" style:font-family-generic="script"/>
    <style:font-face style:name="HMZXYH+Georgia-Italic" svg:font-family="HMZXYH+Georgia-Italic" style:font-family-generic="script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Majic</meta:initial-creator>
    <meta:creation-date>2012-10-18T19:17:03</meta:creation-date>
    <dc:date>2012-10-28T21:23:07</dc:date>
    <dc:creator>Ivo Majic</dc:creator>
    <meta:editing-duration>PT1H13M53S</meta:editing-duration>
    <meta:editing-cycles>15</meta:editing-cycles>
    <meta:generator>LibreOffice/3.6$Linux_x86 LibreOffice_project/360m1$Build-2</meta:generator>
    <meta:document-statistic meta:table-count="3" meta:image-count="0" meta:object-count="0" meta:page-count="3" meta:paragraph-count="91" meta:word-count="524" meta:character-count="3583" meta:non-whitespace-character-count="3181"/>
  </office:meta>
</office:document-meta>
</file>